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626177596667766371"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5856744236996320802"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4348516454783048522"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4365917292063327454"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7118048632618146489"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170123342357074329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7117338438212702347"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8198801445481936811"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911871807230702845"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6741790253916277270"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8537616313753852143"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124918777832046202"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66770826954018737"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6464866298550339856"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8499402310967880906" text:style-name="L15">
        <text:list-item>
          <text:p text:style-name="P24">Special Clipping Matrix eingeführt, weil das definitiv die MVP-Matrix der anderen Kamera ist, wobei die Modelmatrix auch etwas anderes sein kann</text:p>
        </text:list-item>
      </text:list>
      <text:p text:style-name="Standard"/>
      <text:list xml:id="list2440353599477287742"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475801078462294847"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669340"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4894060551529917799"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6762646365136896548"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6090691646290028585"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3091963081326790363"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2341641200380737656"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834515713434561462"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6898515201508408332"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3474590430902141914"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330487623652157407"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8621697561798103770"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140253620875051146"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8507543634346265580"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1320492090294336523"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7479635254882888183"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593142435104770124"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7631305128818953544"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2387170043249412193"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4250670472194454333"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327747114129874001"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1346629451609115201"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1565826231102776280"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902240356959849199"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3745971671645156952"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6417411146183454853"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2717025691579680145"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3077015892106952342"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679240"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674130"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1317179671217729085"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1986690771173641917"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675612"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680708"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683698"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3191351984026398731"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2930389268836339159"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2328291907455404686"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659439"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1540897289501561943"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6450775442004351831"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3385653417122883172"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5665518201985533219"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5969915114765264166"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724248672851511749"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2412981258089902014" text:style-name="L55">
        <text:list-item>
          <text:p text:style-name="P85">Unity Wiki sagt, dass man alles, was mit HideFlags.HideAndDontSave markiert wird, selbst zerstören muss, weil sich Resources.LoadUnsuedAssets (?) nicht darum kümmert</text:p>
          <text:list>
            <text:list-item>
              <text:p text:style-name="P85">Also überall, wo das stand, auch ein entsprechendes OnDestroy eingebaut</text:p>
            </text:list-item>
          </text:list>
        </text:list-item>
        <text:list-item>
          <text:p text:style-name="P85">Hatte irgendwann, die InputSystem-Subscription aus dem MainMenu entfernt (wahrscheinlich versehentlich)</text:p>
          <text:list>
            <text:list-item>
              <text:p text:style-name="P85">Wieder eingefügt</text:p>
            </text:list-item>
          </text:list>
        </text:list-item>
      </text:list>
      <text:p text:style-name="Standard"/>
      <text:p text:style-name="P9">05.01.20</text:p>
      <text:p text:style-name="Standard"/>
      <text:list xml:id="list38675874" text:continue-numbering="true" text:style-name="L55">
        <text:list-item>
          <text:p text:style-name="P85">asdf</text:p>
        </text:list-item>
        <text:list-item>
          <text:p text:style-name="P8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4T18:45:17.47</dc:date>
    <dc:creator>Max Linke</dc:creator>
    <meta:editing-duration>PT15H46M29S</meta:editing-duration>
    <meta:editing-cycles>129</meta:editing-cycles>
    <meta:generator>OpenOffice/4.1.6$Win32 OpenOffice.org_project/416m1$Build-9790</meta:generator>
    <meta:document-statistic meta:table-count="0" meta:image-count="0" meta:object-count="0" meta:page-count="38" meta:paragraph-count="1209" meta:word-count="14910" meta:character-count="97162"/>
  </office:meta>
</office:document-meta>
</file>